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Bitstream Vera Sans Mono', 'Courier New', Courier, monospace"/>
    <style:font-face style:name="Consolas1" svg:font-family="Consolas, Monaco, 'Lucida Console', Courier, monospace"/>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1b7ef"/>
    </style:style>
    <style:style style:name="P2" style:family="paragraph" style:parent-style-name="Standard">
      <style:paragraph-properties fo:margin-left="0in" fo:margin-right="0in" fo:margin-top="0in" fo:margin-bottom="0in" loext:contextual-spacing="false" style:line-height-at-least="0.1098in" fo:text-align="start" style:justify-single-word="false" fo:widows="1" fo:text-indent="0in" style:auto-text-indent="false"/>
    </style:style>
    <style:style style:name="P3" style:family="paragraph" style:parent-style-name="Standard">
      <style:paragraph-properties fo:margin-left="0in" fo:margin-right="0in" fo:margin-top="0in" fo:margin-bottom="0in" loext:contextual-spacing="false" style:line-height-at-least="0.1098in" fo:text-align="start" style:justify-single-word="false" fo:widows="1" fo:text-indent="0in" style:auto-text-indent="false"/>
      <style:text-properties officeooo:rsid="0001fa11" officeooo:paragraph-rsid="0001fa11"/>
    </style:style>
    <style:style style:name="P4" style:family="paragraph" style:parent-style-name="Text_20_body">
      <style:text-properties officeooo:paragraph-rsid="0001b7ef"/>
    </style:style>
    <style:style style:name="P5" style:family="paragraph" style:parent-style-name="Text_20_body">
      <style:text-properties officeooo:rsid="0001fa11" officeooo:paragraph-rsid="0001fa11"/>
    </style:style>
    <style:style style:name="P6" style:family="paragraph" style:parent-style-name="Heading_20_1">
      <style:text-properties officeooo:rsid="0001b7ef" officeooo:paragraph-rsid="0001b7ef"/>
    </style:style>
    <style:style style:name="T1" style:family="text">
      <style:text-properties officeooo:rsid="0001fa11"/>
    </style:style>
    <style:style style:name="T2" style:family="text">
      <style:text-properties fo:font-variant="normal" fo:text-transform="none" fo:color="#111111" fo:letter-spacing="normal" fo:padding="0in" fo:border="none"/>
    </style:style>
    <style:style style:name="T3" style:family="text">
      <style:text-properties fo:font-variant="normal" fo:text-transform="none" fo:color="#000000" style:font-name="Consolas" fo:font-size="7.30000019073486pt" fo:letter-spacing="normal" fo:font-style="normal" fo:font-weight="normal" fo:padding="0in" fo:border="none"/>
    </style:style>
    <style:style style:name="T4" style:family="text">
      <style:text-properties fo:font-variant="normal" fo:text-transform="none" fo:color="#f8f8f8" style:font-name="Consolas1"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Stacked Bar Chart</text:h>
      <text:p text:style-name="P4"/>
      <text:p text:style-name="P4">- <text:span text:style-name="T1">The d3.stack layout expects data to be an array of objects. Examples of suitable data include</text:span></text:p>
      <text:p text:style-name="P1"><text:span text:style-name="Source_20_Text"><text:span text:style-name="T3">var matrix = [</text:span></text:span></text:p>
      <text:p text:style-name="P2"><text:span text:style-name="Source_20_Text"><text:span text:style-name="T2">    </text:span></text:span><text:span text:style-name="Source_20_Text"><text:span text:style-name="T3">[ 1,  5871, 8916, 2868],</text:span></text:span></text:p>
      <text:p text:style-name="P2"><text:span text:style-name="Source_20_Text"><text:span text:style-name="T2">    </text:span></text:span><text:span text:style-name="Source_20_Text"><text:span text:style-name="T3">[ 2, 10048, 2060, 6171],</text:span></text:span></text:p>
      <text:p text:style-name="P2"><text:span text:style-name="Source_20_Text"><text:span text:style-name="T2">    </text:span></text:span><text:span text:style-name="Source_20_Text"><text:span text:style-name="T3">[ 3, 16145, 8090, 8045],</text:span></text:span></text:p>
      <text:p text:style-name="P2"><text:span text:style-name="Source_20_Text"><text:span text:style-name="T2">    </text:span></text:span><text:span text:style-name="Source_20_Text"><text:span text:style-name="T3">[ 4,   990,  940, 6907],</text:span></text:span></text:p>
      <text:p text:style-name="P2"><text:span text:style-name="Source_20_Text"><text:span text:style-name="T2">    </text:span></text:span><text:span text:style-name="Source_20_Text"><text:span text:style-name="T3">[ 5,   450,  430, 5000]</text:span></text:span></text:p>
      <text:p text:style-name="P2"><text:span text:style-name="Source_20_Text"><text:span text:style-name="T3">];</text:span></text:span></text:p>
      <text:p text:style-name="P3">var dataset = [</text:p>
      <text:p text:style-name="P3"><text:s text:c="8"/>[</text:p>
      <text:p text:style-name="P3"><text:s text:c="16"/>{ x: 0, y: 5 },</text:p>
      <text:p text:style-name="P3"><text:s text:c="16"/>{ x: 1, y: 4 },</text:p>
      <text:p text:style-name="P3"><text:s text:c="16"/>{ x: 2, y: 2 },</text:p>
      <text:p text:style-name="P3"><text:s text:c="16"/>{ x: 3, y: 7 },</text:p>
      <text:p text:style-name="P3"><text:s text:c="16"/>{ x: 4, y: 23 }</text:p>
      <text:p text:style-name="P3"><text:s text:c="8"/>],</text:p>
      <text:p text:style-name="P3"><text:s text:c="8"/>[</text:p>
      <text:p text:style-name="P3"><text:s text:c="16"/>{ x: 0, y: 10 },</text:p>
      <text:p text:style-name="P3"><text:s text:c="16"/>{ x: 1, y: 12 },</text:p>
      <text:p text:style-name="P3"><text:s text:c="16"/>{ x: 2, y: 19 },</text:p>
      <text:p text:style-name="P3"><text:s text:c="16"/>{ x: 3, y: 23 },</text:p>
      <text:p text:style-name="P3"><text:s text:c="16"/>{ x: 4, y: 17 }</text:p>
      <text:p text:style-name="P3"><text:s text:c="8"/>];</text:p>
      <text:p text:style-name="P3"/>
      <text:p text:style-name="P3">We have our two dimensional array of objects.</text:p>
      <text:p text:style-name="P3">var stack = d3.layout.stack();</text:p>
      <text:p text:style-name="P3">stack(dataset);</text:p>
      <text:p text:style-name="P5"><text:line-break/>What stack(dataset) will do is add a y0 value to each object in our array. This value is known as the baseline value. The baseline value is a coordinate that tells the browser where to start drawing each svg element from. </text:p>
      <text:p text:style-name="P5">-Stacked bar chart is made up of rectange. The starting place of each rectangle depends on the heights of the rectangles below it. The baseline value gives us the starting point to draw each rectangle. </text:p>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Bitstream Vera Sans Mono', 'Courier New', Courier, monospace"/>
    <style:font-face style:name="Consolas1" svg:font-family="Consolas, Monaco, 'Lucida Console', Courier, monospace"/>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6T19:13:56.270158000</meta:creation-date>
    <dc:date>2016-06-18T17:39:47.939425000</dc:date>
    <meta:editing-duration>P11DT22H10M37S</meta:editing-duration>
    <meta:editing-cycles>2</meta:editing-cycles>
    <meta:generator>LibreOffice/4.4.1.2$MacOSX_X86_64 LibreOffice_project/45e2de17089c24a1fa810c8f975a7171ba4cd432</meta:generator>
    <meta:document-statistic meta:table-count="0" meta:image-count="0" meta:object-count="0" meta:page-count="1" meta:paragraph-count="30" meta:word-count="207" meta:character-count="1150" meta:non-whitespace-character-count="749"/>
  </office:meta>
</office:document-meta>
</file>